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ObjectCache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ObjectCacheImpl.getObjec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ObjectCacheImpl.cache( String path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ObjectCacheImpl.isCached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